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1106" officeooo:paragraph-rsid="001c1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sentence. - He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liver Specht</meta:initial-creator>
    <meta:creation-date>2024-02-28T08:44:39.093000000</meta:creation-date>
    <dc:date>2024-02-28T08:45:24.258000000</dc:date>
    <dc:creator>Oliver Specht</dc:creator>
    <meta:editing-duration>PT46S</meta:editing-duration>
    <meta:editing-cycles>1</meta:editing-cycles>
    <meta:document-statistic meta:table-count="0" meta:image-count="0" meta:object-count="0" meta:page-count="1" meta:paragraph-count="1" meta:word-count="6" meta:character-count="26" meta:non-whitespace-character-count="21"/>
    <meta:generator>LibreOffice/7.4.5.1$Windows_X86_64 LibreOffice_project/9c0871452b3918c1019dde9bfac75448afc4b57f</meta:generator>
  </office:meta>
</office:document-meta>
</file>